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setAttribute( Node node , String attName ,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setText( Node node ,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setAttributes( Object o , Node par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.getChild( Node parent , String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Util.getNext( Node cur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writeXml( Node n ,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Child( Node parent ,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findChildWithAtt( Node parent , String elemName , String attName , String attVal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.getContent( Node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llResolv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removeAttribute( Node node ,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Util.getChildContent( Node par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Attribute( Node element , String at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Next( Node current , String name , int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.readXml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